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1B6FC280F98.png"/>
  <manifest:file-entry manifest:media-type="image/png" manifest:full-path="Pictures/1000020100000280000001B66F5BDD1D.png"/>
  <manifest:file-entry manifest:media-type="image/png" manifest:full-path="Pictures/1000020100000280000001B62ADADFD2.png"/>
  <manifest:file-entry manifest:media-type="image/png" manifest:full-path="Pictures/1000020100000280000001B6276CF112.png"/>
  <manifest:file-entry manifest:media-type="image/png" manifest:full-path="Pictures/1000020100000280000001B62AF333B2.png"/>
  <manifest:file-entry manifest:media-type="image/png" manifest:full-path="Pictures/1000020100000280000001B6F7B651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6cm, 2.431cm, 3.36cm, 2.43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6cm, 1.619cm, 3.36cm, 2.43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000000" draw:marker-start-width="0.949cm" draw:marker-end-width="0.949cm" draw:fill="non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653cm" draw:marker-end-width="0.653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3cm" svg:stroke-color="#000000" draw:marker-start-width="1.251cm" draw:marker-end-width="1.251cm" draw:fill="none" draw:textarea-horizontal-align="center" draw:textarea-vertical-align="middle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5cm" svg:stroke-color="#000000" draw:marker-start-width="0.806cm" draw:marker-end-width="0.806cm" draw:fill="none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25cm" svg:stroke-color="#000000" draw:marker-start-width="1.106cm" draw:marker-end-width="1.106cm" draw:fill="none" draw:textarea-horizontal-align="center" draw:textarea-vertical-align="middle" fo:padding-top="0.123cm" fo:padding-bottom="0.123cm" fo:padding-left="0.123cm" fo:padding-right="0.12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2" text:anchor-type="paragraph" svg:x="8.685cm" svg:y="-0.833cm" svg:width="1.441cm" svg:height="2.002cm" draw:z-index="0"><draw:image xlink:href="Pictures/1000020100000280000001B6276CF112.png" xlink:type="simple" xlink:show="embed" xlink:actuate="onLoad"/></draw:frame><draw:frame draw:style-name="fr2" draw:name="images1" text:anchor-type="paragraph" svg:x="7.124cm" svg:y="-0.833cm" svg:width="1.563cm" svg:height="1.997cm" draw:z-index="1"><draw:image xlink:href="Pictures/1000020100000280000001B6FC280F98.png" xlink:type="simple" xlink:show="embed" xlink:actuate="onLoad"/></draw:frame><draw:frame draw:style-name="fr2" draw:name="images3" text:anchor-type="paragraph" svg:x="7.103cm" svg:y="2.168cm" svg:width="1.563cm" svg:height="1.997cm" draw:z-index="3"><draw:image xlink:href="Pictures/1000020100000280000001B6FC280F98.png" xlink:type="simple" xlink:show="embed" xlink:actuate="onLoad"/></draw:frame><draw:frame draw:style-name="fr2" draw:name="images5" text:anchor-type="paragraph" svg:x="7.02cm" svg:y="5.135cm" svg:width="1.563cm" svg:height="1.953cm" draw:z-index="4"><draw:image xlink:href="Pictures/1000020100000280000001B6FC280F98.png" xlink:type="simple" xlink:show="embed" xlink:actuate="onLoad"/></draw:frame><draw:frame draw:style-name="fr1" draw:name="images6" text:anchor-type="paragraph" svg:x="8.486cm" svg:y="5.135cm" svg:width="1.536cm" svg:height="1.953cm" draw:z-index="5"><draw:image xlink:href="Pictures/1000020100000280000001B62ADADFD2.png" xlink:type="simple" xlink:show="embed" xlink:actuate="onLoad"/></draw:frame><draw:frame draw:style-name="fr1" draw:name="images7" text:anchor-type="paragraph" svg:x="7.057cm" svg:y="8.377cm" svg:width="1.55cm" svg:height="2.002cm" draw:z-index="7"><draw:image xlink:href="Pictures/1000020100000280000001B62AF333B2.png" xlink:type="simple" xlink:show="embed" xlink:actuate="onLoad"/></draw:frame><draw:frame draw:style-name="fr1" draw:name="images8" text:anchor-type="paragraph" svg:x="8.606cm" svg:y="8.377cm" svg:width="1.49cm" svg:height="2.002cm" draw:z-index="8"><draw:image xlink:href="Pictures/1000020100000280000001B66F5BDD1D.png" xlink:type="simple" xlink:show="embed" xlink:actuate="onLoad"/></draw:frame><draw:frame draw:style-name="fr1" draw:name="images9" text:anchor-type="paragraph" svg:x="6.99cm" svg:y="11.642cm" svg:width="1.55cm" svg:height="2.002cm" draw:z-index="10"><draw:image xlink:href="Pictures/1000020100000280000001B62AF333B2.png" xlink:type="simple" xlink:show="embed" xlink:actuate="onLoad"/></draw:frame><draw:frame draw:style-name="fr1" draw:name="images10" text:anchor-type="paragraph" svg:x="8.456cm" svg:y="11.642cm" svg:width="1.536cm" svg:height="2.002cm" draw:z-index="11"><draw:image xlink:href="Pictures/1000020100000280000001B62ADADFD2.png" xlink:type="simple" xlink:show="embed" xlink:actuate="onLoad"/></draw:frame><draw:frame draw:style-name="fr1" draw:name="images11" text:anchor-type="paragraph" svg:x="6.93cm" svg:y="14.679cm" svg:width="1.55cm" svg:height="2.002cm" draw:z-index="12"><draw:image xlink:href="Pictures/1000020100000280000001B62AF333B2.png" xlink:type="simple" xlink:show="embed" xlink:actuate="onLoad"/></draw:frame><draw:frame draw:style-name="fr1" draw:name="images12" text:anchor-type="paragraph" svg:x="6.84cm" svg:y="17.771cm" svg:width="1.441cm" svg:height="2.002cm" draw:z-index="14"><draw:image xlink:href="Pictures/1000020100000280000001B6276CF112.png" xlink:type="simple" xlink:show="embed" xlink:actuate="onLoad"/></draw:frame><draw:frame draw:style-name="fr1" draw:name="images14" text:anchor-type="paragraph" svg:x="8.28cm" svg:y="17.821cm" svg:width="1.536cm" svg:height="1.953cm" draw:z-index="15"><draw:image xlink:href="Pictures/1000020100000280000001B62ADADFD2.png" xlink:type="simple" xlink:show="embed" xlink:actuate="onLoad"/></draw:frame><draw:frame draw:style-name="fr1" draw:name="images15" text:anchor-type="paragraph" svg:x="6.821cm" svg:y="20.71cm" svg:width="1.55cm" svg:height="2.002cm" draw:z-index="17"><draw:image xlink:href="Pictures/1000020100000280000001B6276CF112.png" xlink:type="simple" xlink:show="embed" xlink:actuate="onLoad"/></draw:frame><draw:frame draw:style-name="fr1" draw:name="images13" text:anchor-type="paragraph" svg:x="8.384cm" svg:y="14.73cm" svg:width="1.453cm" svg:height="1.951cm" draw:z-index="18"><draw:image xlink:href="Pictures/1000020100000280000001B6F7B651BB.png" xlink:type="simple" xlink:show="embed" xlink:actuate="onLoad"/></draw:frame><draw:frame draw:style-name="fr1" draw:name="images16" text:anchor-type="paragraph" svg:x="8.37cm" svg:y="20.671cm" svg:width="1.453cm" svg:height="1.951cm" draw:z-index="19"><draw:image xlink:href="Pictures/1000020100000280000001B6F7B651BB.png" xlink:type="simple" xlink:show="embed" xlink:actuate="onLoad"/></draw:frame><draw:frame draw:style-name="fr1" draw:name="images4" text:anchor-type="paragraph" svg:x="8.664cm" svg:y="2.168cm" svg:width="1.325cm" svg:height="2.002cm" draw:z-index="22"><draw:image xlink:href="Pictures/1000020100000280000001B66F5BDD1D.png" xlink:type="simple" xlink:show="embed" xlink:actuate="onLoad"/></draw:frame><draw:frame draw:style-name="fr1" draw:name="images17" text:anchor-type="paragraph" svg:x="6.897cm" svg:y="23.934cm" svg:width="1.452cm" svg:height="2.002cm" draw:z-index="24"><draw:image xlink:href="Pictures/1000020100000280000001B66F5BDD1D.png" xlink:type="simple" xlink:show="embed" xlink:actuate="onLoad"/></draw:frame><draw:frame draw:style-name="fr1" draw:name="images18" text:anchor-type="paragraph" svg:x="8.347cm" svg:y="23.934cm" svg:width="1.453cm" svg:height="1.951cm" draw:z-index="25"><draw:image xlink:href="Pictures/1000020100000280000001B6F7B651BB.png" xlink:type="simple" xlink:show="embed" xlink:actuate="onLoad"/></draw:frame><draw:rect text:anchor-type="paragraph" draw:z-index="2" draw:style-name="gr1" draw:text-style-name="P1" svg:width="3.001cm" svg:height="2.001cm" svg:x="7.257cm" svg:y="-0.833cm"><text:p/></draw:rect><draw:rect text:anchor-type="paragraph" draw:z-index="6" draw:style-name="gr2" draw:text-style-name="P1" svg:width="3.001cm" svg:height="1.952cm" svg:x="7.02cm" svg:y="5.135cm"><text:p/></draw:rect><draw:rect text:anchor-type="paragraph" draw:z-index="9" draw:style-name="gr3" draw:text-style-name="P1" svg:width="3.001cm" svg:height="2.001cm" svg:x="7.057cm" svg:y="8.377cm"><text:p/></draw:rect><draw:rect text:anchor-type="paragraph" draw:z-index="13" draw:style-name="gr2" draw:text-style-name="P1" svg:width="3.001cm" svg:height="2.001cm" svg:x="6.99cm" svg:y="11.642cm"><text:p/></draw:rect><draw:rect text:anchor-type="paragraph" draw:z-index="16" draw:style-name="gr4" draw:text-style-name="P1" svg:width="3.001cm" svg:height="2.001cm" svg:x="6.84cm" svg:y="17.771cm"><text:p/></draw:rect><draw:rect text:anchor-type="paragraph" draw:z-index="20" draw:style-name="gr5" draw:text-style-name="P1" svg:width="3.001cm" svg:height="2.001cm" svg:x="6.93cm" svg:y="14.679cm"><text:p/></draw:rect><draw:rect text:anchor-type="paragraph" draw:z-index="21" draw:style-name="gr1" draw:text-style-name="P1" svg:width="3.001cm" svg:height="2.001cm" svg:x="6.821cm" svg:y="20.62cm"><text:p/></draw:rect><draw:rect text:anchor-type="paragraph" draw:z-index="23" draw:style-name="gr1" draw:text-style-name="P1" svg:width="3.001cm" svg:height="2.001cm" svg:x="7.103cm" svg:y="2.163cm"><text:p/></draw:rect><draw:rect text:anchor-type="paragraph" draw:z-index="26" draw:style-name="gr1" draw:text-style-name="P1" svg:width="3.001cm" svg:height="2.001cm" svg:x="6.798cm" svg:y="23.883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 Jow</meta:initial-creator>
    <meta:creation-date>2020-02-03T16:47:24.32</meta:creation-date>
    <dc:date>2020-02-03T17:07:34.37</dc:date>
    <dc:creator>Nico Jow</dc:creator>
    <meta:editing-duration>PT4M56S</meta:editing-duration>
    <meta:editing-cycles>3</meta:editing-cycles>
    <meta:generator>OpenOffice/4.1.7$Win32 OpenOffice.org_project/417m1$Build-9800</meta:generator>
    <meta:document-statistic meta:table-count="0" meta:image-count="18" meta:object-count="0" meta:page-count="1" meta:paragraph-count="0" meta:word-count="0" meta:character-count="0"/>
  </office:meta>
</office:document-meta>
</file>